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1f6c" officeooo:paragraph-rsid="00031f6c" style:font-weight-asian="bold" style:font-weight-complex="bold"/>
    </style:style>
    <style:style style:name="P2" style:family="paragraph" style:parent-style-name="Standard">
      <style:text-properties fo:font-weight="bold" officeooo:rsid="00031f6c" officeooo:paragraph-rsid="0005b7a4" style:font-weight-asian="bold" style:font-weight-complex="bold"/>
    </style:style>
    <style:style style:name="P3" style:family="paragraph" style:parent-style-name="Standard">
      <style:text-properties fo:font-weight="bold" officeooo:rsid="00031f6c" officeooo:paragraph-rsid="000ad369" style:font-weight-asian="bold" style:font-weight-complex="bold"/>
    </style:style>
    <style:style style:name="P4" style:family="paragraph" style:parent-style-name="Standard">
      <style:text-properties fo:font-weight="bold" officeooo:rsid="00031f6c" officeooo:paragraph-rsid="000c1e4f" style:font-weight-asian="bold" style:font-weight-complex="bold"/>
    </style:style>
    <style:style style:name="P5" style:family="paragraph" style:parent-style-name="Standard">
      <style:text-properties fo:font-weight="bold" officeooo:rsid="00042d3a" officeooo:paragraph-rsid="00042d3a" style:font-weight-asian="bold" style:font-weight-complex="bold"/>
    </style:style>
    <style:style style:name="P6" style:family="paragraph" style:parent-style-name="Standard">
      <style:text-properties fo:font-weight="bold" officeooo:rsid="000721a0" officeooo:paragraph-rsid="0005b7a4" style:font-weight-asian="bold" style:font-weight-complex="bold"/>
    </style:style>
    <style:style style:name="P7" style:family="paragraph" style:parent-style-name="Standard">
      <style:text-properties fo:font-weight="bold" officeooo:rsid="0020438b" officeooo:paragraph-rsid="0005b7a4" style:font-weight-asian="bold" style:font-weight-complex="bold"/>
    </style:style>
    <style:style style:name="P8" style:family="paragraph" style:parent-style-name="Standard">
      <style:text-properties fo:font-weight="bold" officeooo:rsid="0020438b" officeooo:paragraph-rsid="000ad369" style:font-weight-asian="bold" style:font-weight-complex="bold"/>
    </style:style>
    <style:style style:name="P9" style:family="paragraph" style:parent-style-name="Standard">
      <style:text-properties fo:font-weight="bold" officeooo:rsid="0020438b" officeooo:paragraph-rsid="000c1e4f" style:font-weight-asian="bold" style:font-weight-complex="bold"/>
    </style:style>
    <style:style style:name="P10" style:family="paragraph" style:parent-style-name="Standard">
      <style:text-properties fo:font-weight="bold" officeooo:rsid="0008d40f" officeooo:paragraph-rsid="0008d40f" style:font-weight-asian="bold" style:font-weight-complex="bold"/>
    </style:style>
    <style:style style:name="P11" style:family="paragraph" style:parent-style-name="Standard">
      <style:text-properties fo:font-weight="bold" officeooo:rsid="0009abd7" officeooo:paragraph-rsid="0009abd7" style:font-weight-asian="bold" style:font-weight-complex="bold"/>
    </style:style>
    <style:style style:name="P12" style:family="paragraph" style:parent-style-name="Standard">
      <style:text-properties fo:font-weight="bold" officeooo:rsid="000c1e4f" officeooo:paragraph-rsid="000c1e4f" style:font-weight-asian="bold" style:font-weight-complex="bold"/>
    </style:style>
    <style:style style:name="P13" style:family="paragraph" style:parent-style-name="Standard">
      <style:text-properties fo:font-size="12pt" fo:font-weight="bold" officeooo:rsid="0020438b" officeooo:paragraph-rsid="00042d3a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0438b" officeooo:paragraph-rsid="0005b7a4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0438b" officeooo:paragraph-rsid="000ad369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0438b" officeooo:paragraph-rsid="000c1e4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8ef3f" officeooo:paragraph-rsid="00042d3a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8ef3f" officeooo:paragraph-rsid="0005b7a4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8ef3f" officeooo:paragraph-rsid="000ad369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8ef3f" officeooo:paragraph-rsid="000c1e4f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42d3a" officeooo:paragraph-rsid="00042d3a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42d3a" officeooo:paragraph-rsid="0005b7a4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42d3a" officeooo:paragraph-rsid="00087136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042d3a" officeooo:paragraph-rsid="000ad369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042d3a" officeooo:paragraph-rsid="000c1e4f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031f6c" officeooo:paragraph-rsid="00031f6c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0c1e4f" officeooo:paragraph-rsid="000c1e4f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0ec823" officeooo:paragraph-rsid="000ec823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c9211e" fo:font-size="12pt" fo:font-weight="bold" officeooo:rsid="00042d3a" officeooo:paragraph-rsid="00042d3a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c9211e" fo:font-size="12pt" fo:font-weight="bold" officeooo:rsid="00042d3a" officeooo:paragraph-rsid="00087136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c9211e" fo:font-size="12pt" fo:font-weight="bold" officeooo:rsid="00042d3a" officeooo:paragraph-rsid="000ad369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c9211e" fo:font-size="12pt" fo:font-weight="bold" officeooo:rsid="00042d3a" officeooo:paragraph-rsid="000c1e4f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4pt" fo:font-weight="bold" officeooo:rsid="0018fb00" officeooo:paragraph-rsid="000c1e4f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0ec823" officeooo:paragraph-rsid="000ec823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000000" fo:font-size="12pt" fo:font-weight="bold" officeooo:rsid="00042d3a" officeooo:paragraph-rsid="000ad369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fo:font-size="12pt" fo:font-weight="bold" officeooo:rsid="00042d3a" officeooo:paragraph-rsid="000c1e4f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ff0000" fo:font-size="12pt" fo:font-weight="bold" officeooo:rsid="00042d3a" officeooo:paragraph-rsid="000ad369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ff0000" fo:font-size="12pt" fo:font-weight="bold" officeooo:rsid="00042d3a" officeooo:paragraph-rsid="000c1e4f" style:font-size-asian="12pt" style:font-weight-asian="bold" style:font-size-complex="12pt" style:font-weight-complex="bold"/>
    </style:style>
    <style:style style:name="T1" style:family="text">
      <style:text-properties officeooo:rsid="00042d3a"/>
    </style:style>
    <style:style style:name="T2" style:family="text">
      <style:text-properties officeooo:rsid="0020438b"/>
    </style:style>
    <style:style style:name="T3" style:family="text">
      <style:text-properties officeooo:rsid="002137fc"/>
    </style:style>
    <style:style style:name="T4" style:family="text">
      <style:text-properties officeooo:rsid="00051341"/>
    </style:style>
    <style:style style:name="T5" style:family="text">
      <style:text-properties officeooo:rsid="0005b7a4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087136"/>
    </style:style>
    <style:style style:name="T8" style:family="text">
      <style:text-properties officeooo:rsid="0008d40f"/>
    </style:style>
    <style:style style:name="T9" style:family="text">
      <style:text-properties officeooo:rsid="0009abd7"/>
    </style:style>
    <style:style style:name="T10" style:family="text">
      <style:text-properties officeooo:rsid="000ad369"/>
    </style:style>
    <style:style style:name="T11" style:family="text">
      <style:text-properties officeooo:rsid="000c1e4f"/>
    </style:style>
    <style:style style:name="T12" style:family="text">
      <style:text-properties officeooo:rsid="000ec8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eek 9 Problems:</text:p>
      <text:p text:style-name="P1"/>
      <text:p text:style-name="P2">Problem 1: <text:span text:style-name="T5">Levels of designing </text:span></text:p>
      <text:p text:style-name="P2"/>
      <text:p text:style-name="P2"><text:s/>In designing a combinational circuit in Digital Logic Design (DLD), we use the elements like Multiplexers, Demultiplexers, Decoders etc. In this question we will consider the designing of Multiplexers only.</text:p>
      <text:p text:style-name="P1"/>
      <text:p text:style-name="P1">Multiplexer is a logical device with multiple inputs and only single output with select lines.</text:p>
      <text:p text:style-name="P1"/>
      <text:p text:style-name="P1"><text:span text:style-name="T1">Ex: </text:span>In a “ N X 1” multiplexer, we have N inputs, 1 output and ‘log N’ select lines.</text:p>
      <text:p text:style-name="P1"/>
      <text:p text:style-name="P5">We can implement a “M X 1” multiplexer using few “N X 1” multiplexers iff M &gt; N.</text:p>
      <text:p text:style-name="P5">We ned to find that, how many level of design with multiplexers of size “N X 1” requires to develop a completely mature multiplexer of size “M X 1”. If not possible then print “Not Possible” as output.</text:p>
      <text:p text:style-name="P5"/>
      <text:p text:style-name="P5"/>
      <text:p text:style-name="P13">Input format:</text:p>
      <text:p text:style-name="P21">Input contains two integers M &amp; N respectively.</text:p>
      <text:p text:style-name="P13"/>
      <text:p text:style-name="P13">Constraints:</text:p>
      <text:p text:style-name="P21">1 &lt;= M &lt;= 2000</text:p>
      <text:p text:style-name="P21">1 &lt;= N &lt;= 1000</text:p>
      <text:p text:style-name="P13"/>
      <text:p text:style-name="P13">Outtput format:</text:p>
      <text:p text:style-name="P21">Print the number <text:s/>of levels needed for mature implementation <text:span text:style-name="T7">or “Not Possible”.</text:span></text:p>
      <text:p text:style-name="P17"/>
      <text:p text:style-name="P13"/>
      <text:p text:style-name="P21"><text:span text:style-name="T2">Test Cases: </text:span><text:span text:style-name="T3">{ </text:span>8 2 : 3}, {256 16 : 2}, {16 64: Not Possible}, {1046 32 : 3 } <text:span text:style-name="T4">{24 256: Not Possible}</text:span></text:p>
      <text:p text:style-name="P21"/>
      <text:p text:style-name="P21">Solution: </text:p>
      <text:p text:style-name="P21"/>
      <text:p text:style-name="P29">#include &lt;iostream&gt;</text:p>
      <text:p text:style-name="P29">#include &lt;cmath&gt;</text:p>
      <text:p text:style-name="P29">using namespace std;</text:p>
      <text:p text:style-name="P29"/>
      <text:p text:style-name="P29">int main()</text:p>
      <text:p text:style-name="P29">{</text:p>
      <text:p text:style-name="P29"><text:s text:c="4"/>int M,N,levels;</text:p>
      <text:p text:style-name="P29"><text:s text:c="4"/>cin&gt;&gt;M&gt;&gt;N;</text:p>
      <text:p text:style-name="P29"><text:s text:c="4"/>if(M&gt;N){</text:p>
      <text:p text:style-name="P29"><text:s text:c="4"/>levels=ceil(log (M)/log (N));</text:p>
      <text:p text:style-name="P29"><text:s text:c="4"/>cout&lt;&lt;levels;}</text:p>
      <text:p text:style-name="P29"><text:s text:c="4"/>else</text:p>
      <text:p text:style-name="P29"><text:s text:c="4"/>cout&lt;&lt;"Not Possible";</text:p>
      <text:p text:style-name="P29"/>
      <text:p text:style-name="P29"><text:s text:c="4"/>return 0; <text:s/>}</text:p>
      <text:p text:style-name="P26"/>
      <text:p text:style-name="P26"/>
      <text:p text:style-name="P26"/>
      <text:p text:style-name="P2"><text:soft-page-break/>Problem <text:span text:style-name="T9">2</text:span>: <text:span text:style-name="T8">Maximum possible </text:span><text:span text:style-name="T9">nodes</text:span></text:p>
      <text:p text:style-name="P6"/>
      <text:p text:style-name="P10">A tree is called as a acyclic graph means a graph with no cycle. In general height of tree is denoted by H. A binary tree with N nodes can have maximum of (pow(2,H) – 1) nodes in a tree. <text:span text:style-name="T9">Binary tree is a tree in which a node can have maximum of two childrens. Similarly we can make verious trees such that a node can have 1,2,3,4,..... any number of children. Assume that root is present at height 0.</text:span></text:p>
      <text:p text:style-name="P10"/>
      <text:p text:style-name="P11">Fing the maximum number of nodes possible in a ‘n-ary’ tree with height H.</text:p>
      <text:p text:style-name="P11"/>
      <text:p text:style-name="P11">Hint : Binary means 2-ary, ternary means 3-ary and so on. </text:p>
      <text:p text:style-name="P2"/>
      <text:p text:style-name="P7"><text:span text:style-name="T6">Input format:</text:span></text:p>
      <text:p text:style-name="P22">Input contains two integers <text:span text:style-name="T9">n &amp; H respectively.</text:span></text:p>
      <text:p text:style-name="P14"/>
      <text:p text:style-name="P14">Constraints:</text:p>
      <text:p text:style-name="P22">1 &lt;= <text:span text:style-name="T9">n</text:span> &lt;= <text:span text:style-name="T9">6</text:span></text:p>
      <text:p text:style-name="P22">1 &lt;= <text:span text:style-name="T9">H</text:span> &lt;= <text:span text:style-name="T9">10</text:span></text:p>
      <text:p text:style-name="P14"/>
      <text:p text:style-name="P14">Output format:</text:p>
      <text:p text:style-name="P22">Print the number of <text:span text:style-name="T9">nodes.</text:span></text:p>
      <text:p text:style-name="P18"/>
      <text:p text:style-name="P22"><text:span text:style-name="T2">Test Cases: </text:span><text:span text:style-name="T3">{ </text:span><text:span text:style-name="T7">3 10</text:span> : <text:span text:style-name="T9">88573</text:span>}, {<text:span text:style-name="T7">2</text:span> 1<text:span text:style-name="T9">6</text:span> : <text:span text:style-name="T9">131071</text:span>}, {6 <text:span text:style-name="T9">5</text:span>: <text:span text:style-name="T9">9331</text:span>}, {<text:span text:style-name="T9">4</text:span> <text:span text:style-name="T7">4</text:span> : <text:span text:style-name="T9">341</text:span>}</text:p>
      <text:p text:style-name="P22"/>
      <text:p text:style-name="P23">Solution: </text:p>
      <text:p text:style-name="P23"/>
      <text:p text:style-name="P30">#include &lt;iostream&gt;</text:p>
      <text:p text:style-name="P30">#include &lt;cmath&gt;</text:p>
      <text:p text:style-name="P30">using namespace std;</text:p>
      <text:p text:style-name="P30"/>
      <text:p text:style-name="P30">int main()</text:p>
      <text:p text:style-name="P30">{</text:p>
      <text:p text:style-name="P30"><text:s text:c="4"/>int n,H,nodes;</text:p>
      <text:p text:style-name="P30"><text:s text:c="4"/>cin&gt;&gt;n&gt;&gt;H;</text:p>
      <text:p text:style-name="P30"><text:s text:c="4"/>H++;</text:p>
      <text:p text:style-name="P30"><text:s text:c="4"/>nodes = floor((pow(n,H)-1)/(n-1));</text:p>
      <text:p text:style-name="P30"><text:s text:c="4"/>cout&lt;&lt;nodes;</text:p>
      <text:p text:style-name="P30"><text:s text:c="4"/>return 0;</text:p>
      <text:p text:style-name="P30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"><text:soft-page-break/>Problem <text:span text:style-name="T10">3 </text:span>: <text:span text:style-name="T11">Series Problem - III</text:span></text:p>
      <text:p text:style-name="P3"/>
      <text:p text:style-name="P12">Solve the following series by observing the reuired patterns.</text:p>
      <text:p text:style-name="P12"/>
      <text:p text:style-name="P33">1 + 2 + 3 + 4 + 5 + 6 = <text:span text:style-name="T11"><text:s/>90</text:span></text:p>
      <text:p text:style-name="P33">2 + 6 + 9 + 5 + 8 + 1 = <text:s/><text:span text:style-name="T11">238</text:span></text:p>
      <text:p text:style-name="P33">9 + 4 + 2 + 3 + 5 + 7 = ? <text:s text:c="2"/></text:p>
      <text:p text:style-name="P3"/>
      <text:p text:style-name="P8"><text:span text:style-name="T6">Input format:</text:span></text:p>
      <text:p text:style-name="P24">Input contain <text:span text:style-name="T11">of 6 numbers.</text:span></text:p>
      <text:p text:style-name="P15"/>
      <text:p text:style-name="P15">Constraints:</text:p>
      <text:p text:style-name="P27">No more constraints</text:p>
      <text:p text:style-name="P15"/>
      <text:p text:style-name="P15">Output format:</text:p>
      <text:p text:style-name="P24">Print the <text:span text:style-name="T11">desired output</text:span></text:p>
      <text:p text:style-name="P19"/>
      <text:p text:style-name="P24"><text:span text:style-name="T2">Test Cases: </text:span><text:span text:style-name="T3">{</text:span><text:span text:style-name="T11">1 2 3 4 5 6 : 90}, {2 6 9 5 8 1 : 238},{9 4 2 3 5 7: 225}</text:span></text:p>
      <text:p text:style-name="P31"/>
      <text:p text:style-name="P35">Solution: </text:p>
      <text:p text:style-name="P37"/>
      <text:p text:style-name="P37">#include &lt;iostream&gt;</text:p>
      <text:p text:style-name="P37">#include &lt;cmath&gt;</text:p>
      <text:p text:style-name="P37">using namespace std;</text:p>
      <text:p text:style-name="P37"/>
      <text:p text:style-name="P37"/>
      <text:p text:style-name="P37">int main()</text:p>
      <text:p text:style-name="P37">{</text:p>
      <text:p text:style-name="P37"><text:s text:c="4"/>int array[6],sum1=0,sum2=0,i;</text:p>
      <text:p text:style-name="P37"><text:s text:c="4"/>for(i=0;i&lt;6;i++){</text:p>
      <text:p text:style-name="P37"><text:s text:c="8"/>cin&gt;&gt;array[i];</text:p>
      <text:p text:style-name="P37"><text:s text:c="4"/>}</text:p>
      <text:p text:style-name="P37"><text:s text:c="3"/></text:p>
      <text:p text:style-name="P37"><text:s text:c="3"/>for(i=0;i&lt;3;i++){sum1+=array[i];sum2+=array[5-i];}</text:p>
      <text:p text:style-name="P37"><text:s text:c="3"/>sum1*=sum2;</text:p>
      <text:p text:style-name="P37"><text:s text:c="4"/>cout&lt;&lt;sum1;</text:p>
      <text:p text:style-name="P37"><text:s text:c="4"/>return 0;</text:p>
      <text:p text:style-name="P37"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4">Problem <text:span text:style-name="T11">4</text:span><text:span text:style-name="T10"> </text:span>: <text:span text:style-name="T12">Internal Nodes Concept</text:span></text:p>
      <text:p text:style-name="P4"/>
      <text:p text:style-name="P34">Internal nodes are those nodes of tree that have atleast one child and the node with no child called as leaf. N-ary tree is a tree in which a node can have maximum of n-child. </text:p>
      <text:p text:style-name="P34">We have a n-ary tree with X internal nodes. Find the number of leaf nodes present in that tree.</text:p>
      <text:p text:style-name="P34">Ex- Binary tree with 3 internal nodes can have maximum of 4 leaf nodes. Similarly ternary(3-ary) with 5 internal nodes can have maximum of 11 leaf nodes. Generalise the concept and find out the the number of leaf nodes for various n-ary tree with different internal nodes.</text:p>
      <text:p text:style-name="P4"/>
      <text:p text:style-name="P9"><text:span text:style-name="T6">Input format:</text:span></text:p>
      <text:p text:style-name="P25">Input <text:span text:style-name="T12">the value of n &amp; X respectively</text:span></text:p>
      <text:p text:style-name="P16"/>
      <text:p text:style-name="P16">Constraints:</text:p>
      <text:p text:style-name="P28">1 &lt;= n &lt;= 10</text:p>
      <text:p text:style-name="P28">1 &lt;= X &lt;= 25</text:p>
      <text:p text:style-name="P16"/>
      <text:p text:style-name="P16">Output format:</text:p>
      <text:p text:style-name="P25">Print the <text:span text:style-name="T11">desired output</text:span></text:p>
      <text:p text:style-name="P20"/>
      <text:p text:style-name="P25"><text:span text:style-name="T2">Test Cases: </text:span><text:span text:style-name="T3">{</text:span><text:span text:style-name="T12">2 3</text:span><text:span text:style-name="T11"> : </text:span><text:span text:style-name="T12">4</text:span><text:span text:style-name="T11">}, {</text:span><text:span text:style-name="T12">3 5</text:span><text:span text:style-name="T11">: </text:span><text:span text:style-name="T12">11</text:span><text:span text:style-name="T11">},{</text:span><text:span text:style-name="T12">4</text:span><text:span text:style-name="T11"> </text:span><text:span text:style-name="T12">12</text:span><text:span text:style-name="T11">: </text:span><text:span text:style-name="T12">37</text:span><text:span text:style-name="T11">}, </text:span><text:span text:style-name="T12">{3 7: 15}</text:span></text:p>
      <text:p text:style-name="P32"/>
      <text:p text:style-name="P36">Solution: </text:p>
      <text:p text:style-name="P36"/>
      <text:p text:style-name="P38">#include &lt;iostream&gt;</text:p>
      <text:p text:style-name="P38">#include &lt;cmath&gt;</text:p>
      <text:p text:style-name="P38">using namespace std;</text:p>
      <text:p text:style-name="P38"/>
      <text:p text:style-name="P38"/>
      <text:p text:style-name="P38">int main() <text:s/>{</text:p>
      <text:p text:style-name="P38"><text:s text:c="4"/>int n,X,nodes;</text:p>
      <text:p text:style-name="P38"><text:s text:c="4"/>cin&gt;&gt;n&gt;&gt;X;</text:p>
      <text:p text:style-name="P38"><text:s text:c="4"/>nodes=X*(n-1)+1;</text:p>
      <text:p text:style-name="P38"><text:s text:c="4"/>cout&lt;&lt;nodes; 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6:31:52.383621535</meta:creation-date>
    <dc:date>2021-06-02T22:07:32.588562433</dc:date>
    <meta:editing-duration>PT5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03" meta:word-count="672" meta:character-count="3695" meta:non-whitespace-character-count="2997"/>
  </office:meta>
</office:document-meta>
</file>